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P7"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cm" fo:margin-bottom="0cm"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17.59cm" style:type="right" style:leader-style="dotted" style:leader-text="."/>
        </style:tab-stops>
      </style:paragraph-properties>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0"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2"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4">the</text:span> cables and transceivers. </text:p>
      <text:p text:style-name="Standard"><draw:frame draw:style-name="fr2" draw:name="graphics1" text:anchor-type="paragraph" svg:width="7.525cm" svg:height="3.941cm" draw:z-index="2"><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364cm" fo:margin-left="0.333cm" fo:margin-right="-0.187cm" table:align="margins" style:writing-mode="lr-tb"/>
    </style:style>
    <style:style style:name="Table1.A" style:family="table-column">
      <style:table-column-properties style:column-width="8.544cm" style:rel-column-width="34219*"/>
    </style:style>
    <style:style style:name="Table1.B" style:family="table-column">
      <style:table-column-properties style:column-width="0.621cm" style:rel-column-width="2486*"/>
    </style:style>
    <style:style style:name="Table1.C" style:family="table-column">
      <style:table-column-properties style:column-width="3.884cm" style:rel-column-width="15555*"/>
    </style:style>
    <style:style style:name="Table1.D" style:family="table-column">
      <style:table-column-properties style:column-width="3.314cm" style:rel-column-width="1327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cm" fo:margin-bottom="0cm"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margin-top="0cm" fo:margin-bottom="0cm"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3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Physical Layer Technical Note</text:p>
      </style:header>
      <style:footer>
        <text:p text:style-name="MP2"><text:span text:style-name="Page_20_Number"><text:span text:style-name="MT1"><text:date style:data-style-name="N106" text:date-value="2010-10-10T18:40:42">10/10/2010</text:date></text:span></text:span><text:span text:style-name="MT1"><text:tab/>Page </text:span><text:span text:style-name="Page_20_Number"><text:span text:style-name="MT1"><text:page-number text:select-page="current">13</text:page-number></text:span></text:span><text:span text:style-name="Page_20_Number"><text:span text:style-name="MT1"> of </text:span></text:span><text:span text:style-name="Page_20_Number"><text:span text:style-name="MT1"><text:page-count style:num-format="1">13</text:page-count></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1" text:anchor-type="paragraph" svg:width="8.163cm" svg:height="3.35cm" draw:z-index="0"><draw:image xlink:href="Pictures/100000000000019E000000AB3587FE04.png" xlink:type="simple" xlink:show="embed" xlink:actuate="onLoad"/></draw:frame><draw:frame draw:style-name="Mfr1" draw:name="graphics2" text:anchor-type="paragraph" svg:width="8.163cm" svg:height="3.35cm" draw:z-index="1"><draw:image xlink:href="Pictures/100000000000019E000000AB3587FE04.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OpenLCB-CAN</text:p>
              <text:p text:style-name="MP7">Physical Layer </text:p>
            </table:table-cell>
            <table:covered-table-cell/>
          </table:table-row>
          <table:table-row table:style-name="Table1.1">
            <table:covered-table-cell/>
            <table:table-cell table:style-name="Table1.A1" office:value-type="string">
              <text:p text:style-name="MP5"/>
            </table:table-cell>
            <table:table-cell table:style-name="Table1.C3" office:value-type="date" office:date-value="2010-10-07">
              <text:p text:style-name="MP8">07/10/10</text:p>
            </table:table-cell>
            <table:table-cell table:style-name="Table1.C1" office:value-type="string">
              <text:p text:style-name="MP9">Adopted</text:p>
            </table:table-cell>
          </table:table-row>
        </table:table>
        <text:p text:style-name="Header"/>
      </style:header>
      <style:footer>
        <text:p text:style-name="MP10">Copyright 2010, by J. Day, D. Harris, B. Jacobsen, and A. Shepherd<text:tab/><text:span text:style-name="MT2">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106" text:date-value="2010-10-10T18:40:42">10/10/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LCB-CAN Physical Layer Technical Note</dc:title>
    <meta:initial-creator>Alex Shepherd</meta:initial-creator>
    <meta:creation-date>2009-01-22T07:11:27</meta:creation-date>
    <meta:editing-cycles>196</meta:editing-cycles>
    <meta:editing-duration>PT30H34M01S</meta:editing-duration>
    <meta:generator>OpenOffice.org/3.1$Unix OpenOffice.org_project/310m11$Build-9399</meta:generator>
    <dc:date>2010-10-10T18:40:42</dc:date>
    <dc:creator>David Harris</dc:creator>
    <meta:printed-by>Bob Jacobsen</meta:printed-by>
    <meta:print-date>2010-10-10T12:06:27</meta:print-date>
    <meta:keyword>OpenLCB CAN Physical Layer connectors cable RJ45 UTP nodes</meta:keyword>
    <meta:document-statistic meta:table-count="1" meta:image-count="3" meta:object-count="0" meta:page-count="13" meta:paragraph-count="194" meta:word-count="3984" meta:character-count="27645"/>
  </office:meta>
</office:document-meta>
</file>